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a77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2366b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a778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d42a" officeooo:paragraph-rsid="000a778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a85c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4000a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41dae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c35" officeooo:paragraph-rsid="000c3c3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3c35" officeooo:paragraph-rsid="0010b5b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3c35" officeooo:paragraph-rsid="000c3c3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a85ce" officeooo:paragraph-rsid="000a85c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ed85e" officeooo:paragraph-rsid="001ed85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8970d" officeooo:paragraph-rsid="0015e22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5e22b"/>
    </style:style>
    <style:style style:name="P16" style:family="paragraph" style:parent-style-name="Standard">
      <style:paragraph-properties fo:text-align="justify" style:justify-single-word="false"/>
      <style:text-properties officeooo:rsid="000c3c35" officeooo:paragraph-rsid="000c3c35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fd44b" officeooo:paragraph-rsid="000fd44b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37c54" officeooo:paragraph-rsid="00137c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ed1c24" fo:font-weight="bold" officeooo:rsid="001b56a2" officeooo:paragraph-rsid="0015e22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4000a4" officeooo:paragraph-rsid="004000a4"/>
    </style:style>
    <style:style style:name="P22" style:family="paragraph" style:parent-style-name="Standard">
      <style:paragraph-properties fo:text-align="justify" style:justify-single-word="false"/>
      <style:text-properties officeooo:rsid="004000a4" officeooo:paragraph-rsid="0042cd3d"/>
    </style:style>
    <style:style style:name="P23" style:family="paragraph" style:parent-style-name="Standard">
      <style:paragraph-properties fo:text-align="justify" style:justify-single-word="false"/>
      <style:text-properties officeooo:rsid="0042cd3d" officeooo:paragraph-rsid="0042cd3d"/>
    </style:style>
    <style:style style:name="P2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weight="bold" officeooo:rsid="000c3c35" officeooo:paragraph-rsid="002366b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8pt" fo:font-weight="bold" officeooo:rsid="004000a4" officeooo:paragraph-rsid="000a778b" style:font-size-asian="28pt" style:font-weight-asian="bold" style:font-size-complex="28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4000a4"/>
    </style:style>
    <style:style style:name="P27" style:family="paragraph" style:parent-style-name="Standard">
      <style:paragraph-properties fo:text-align="justify" style:justify-single-word="false"/>
      <style:text-properties officeooo:paragraph-rsid="000e3831"/>
    </style:style>
    <style:style style:name="P28" style:family="paragraph" style:parent-style-name="Standard">
      <style:paragraph-properties fo:text-align="justify" style:justify-single-word="false"/>
      <style:text-properties officeooo:paragraph-rsid="0010b5b1"/>
    </style:style>
    <style:style style:name="P29" style:family="paragraph" style:parent-style-name="Standard" style:list-style-name="L16">
      <style:paragraph-properties fo:text-align="justify" style:justify-single-word="false"/>
      <style:text-properties officeooo:paragraph-rsid="0044cb34"/>
    </style:style>
    <style:style style:name="P30" style:family="paragraph" style:parent-style-name="Standard">
      <style:paragraph-properties fo:text-align="justify" style:justify-single-word="false"/>
      <style:text-properties officeooo:paragraph-rsid="0044cb34"/>
    </style:style>
    <style:style style:name="P31" style:family="paragraph" style:parent-style-name="Standard">
      <style:paragraph-properties fo:text-align="justify" style:justify-single-word="false"/>
      <style:text-properties officeooo:rsid="004000a4" officeooo:paragraph-rsid="004000a4"/>
    </style:style>
    <style:style style:name="P32" style:family="paragraph" style:parent-style-name="Standard">
      <style:paragraph-properties fo:text-align="justify" style:justify-single-word="false"/>
      <style:text-properties officeooo:rsid="004000a4" officeooo:paragraph-rsid="0044cb34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1ed85e" officeooo:paragraph-rsid="001ed85e"/>
    </style:style>
    <style:style style:name="P34" style:family="paragraph" style:parent-style-name="Standard" style:list-style-name="L3">
      <style:paragraph-properties fo:text-align="justify" style:justify-single-word="false"/>
      <style:text-properties fo:font-weight="normal" officeooo:paragraph-rsid="0041dae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0e3831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0c3c35" officeooo:paragraph-rsid="0015e22b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0c3c35" officeooo:paragraph-rsid="0044cb34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42cd3d" officeooo:paragraph-rsid="0044cb34"/>
    </style:style>
    <style:style style:name="P39" style:family="paragraph" style:parent-style-name="Standard">
      <style:paragraph-properties fo:text-align="justify" style:justify-single-word="false"/>
      <style:text-properties officeooo:rsid="000c3c35" officeooo:paragraph-rsid="0044cb34"/>
    </style:style>
    <style:style style:name="T1" style:family="text">
      <style:text-properties officeooo:rsid="000a778b"/>
    </style:style>
    <style:style style:name="T2" style:family="text">
      <style:text-properties officeooo:rsid="000a85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3c35" style:font-weight-asian="bold" style:font-weight-complex="bold"/>
    </style:style>
    <style:style style:name="T5" style:family="text">
      <style:text-properties fo:font-weight="bold" officeooo:rsid="0041daee" style:font-weight-asian="bold" style:font-weight-complex="bold"/>
    </style:style>
    <style:style style:name="T6" style:family="text">
      <style:text-properties fo:font-weight="bold" officeooo:rsid="0044cb34" style:font-weight-asian="bold" style:font-weight-complex="bold"/>
    </style:style>
    <style:style style:name="T7" style:family="text">
      <style:text-properties officeooo:rsid="0015e22b"/>
    </style:style>
    <style:style style:name="T8" style:family="text">
      <style:text-properties officeooo:rsid="001742b4"/>
    </style:style>
    <style:style style:name="T9" style:family="text">
      <style:text-properties officeooo:rsid="004000a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4cb3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ncisco das Chagas Torres dos Santos</text:p>
      <text:p text:style-name="P4"><text:span text:style-name="T9">Janeiro</text:span> de 2022</text:p>
      <text:p text:style-name="P4"/>
      <text:p text:style-name="P17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17"/>
      <text:p text:style-name="P18">Quando há bastantes questões sobre o assunto, opto pro questões de provas do ano corrente <text:span text:style-name="T7">e das bancas CESPE, FCC e FGV</text:span>. No entanto, em alguns caso, é necessário pegar provas de anos anteriores <text:span text:style-name="T7">e de outras bancas</text:span>.</text:p>
      <text:p text:style-name="P18"/>
      <text:p text:style-name="P18">Devemos esquecer questões muito antigas, pois TI atualiza a todo instante e as bancas também podem mudar a pegada, a forma de cobrar o conteúdo.</text:p>
      <text:p text:style-name="P4"/>
      <text:p text:style-name="P25">Versionamento</text:p>
      <text:p text:style-name="P4"/>
      <text:p text:style-name="P1"><text:span text:style-name="T9">Git</text:span> - <text:span text:style-name="T1">Questões</text:span></text:p>
      <text:p text:style-name="P14"/>
      <text:p text:style-name="P9">___________________________________________________________________________________</text:p>
      <text:p text:style-name="P9"/>
      <text:p text:style-name="P6"><text:span text:style-name="T8">1. </text:span>Ano: 2022 Banca: COMPERVE Órgão: TJ-RN Prova: COMPERVE - 2020 - TJ-RN - Analista de Sistemas Sênior</text:p>
      <text:p text:style-name="P14"/>
      <text:p text:style-name="P14">O git é um sistema de controle de versão muito utilizado em desenvolvimento de sistemas de software. Sobre o git, é correto afirmar:</text:p>
      <text:p text:style-name="P14"/>
      <text:list xml:id="list1599199328" text:style-name="L1">
        <text:list-item>
          <text:p text:style-name="P26">O comando git push é utilizado para envio das alterações confirmadas no diretório local para o repositório remoto.</text:p>
        </text:list-item>
        <text:list-item>
          <text:p text:style-name="P26">O comando git clone faz a cópia apenas dos arquivos, sendo as informações do repositório inicializadas como no comando git init.</text:p>
        </text:list-item>
        <text:list-item>
          <text:p text:style-name="P26">O comando git add faz a confirmação das alterações de forma definitiva.</text:p>
        </text:list-item>
        <text:list-item>
          <text:p text:style-name="P26">O comando git checkout faz uma atualização do diretório local com o diretório remoto.</text:p>
        </text:list-item>
      </text:list>
      <text:p text:style-name="P14"/>
      <text:p text:style-name="P5"><text:span text:style-name="T2">Resposta: </text:span>Letra <text:span text:style-name="T9">A</text:span></text:p>
      <text:p text:style-name="P11">Comentários</text:p>
      <text:p text:style-name="P14"/>
      <text:p text:style-name="P21">O comando git clone faz um clone/cópia na máquina local de todo o repositório remoto.</text:p>
      <text:p text:style-name="P21">O comando git add adiciona na Stage area as alterações e arquivos. Logo estas alterações estão prontas para serem comitadas. Alterações de forma “definitivas” são feitas através do commit.</text:p>
      <text:p text:style-name="P21">O comando git checkout baixa o que está no remoto, sobrescrevendo as modificações na working area. Ou seja, reverte as alterações que ainda não estão na staging area para a última versão conhecida (comitada).</text:p>
      <text:p text:style-name="P21"/>
      <text:p text:style-name="P12">Para mais, consulte:</text:p>
      <text:list xml:id="list1858959221" text:style-name="L2">
        <text:list-item>
          <text:p text:style-name="P33">https://</text:p>
        </text:list-item>
      </text:list>
      <text:p text:style-name="P8">___________________________________________________________________________________</text:p>
      <text:p text:style-name="P16"><text:soft-page-break/></text:p>
      <text:p text:style-name="P7"><text:span text:style-name="T8">2. </text:span>Ano: 2018 Banca: CCV-UFC Órgão: UFC PI Prova: CCV-UFC - 2018 - UFC - Analista de Tecnologia da Informação</text:p>
      <text:p text:style-name="P19"/>
      <text:p text:style-name="P19">O Git é um sistema de controle de versão distribuído gratuitamente e de código aberto projetado usado, principalmente, no desenvolvimento de software. Sobre o Git o que é correto afirmar?</text:p>
      <text:p text:style-name="P19"/>
      <text:list xml:id="list2682910248" text:style-name="L3">
        <text:list-item>
          <text:p text:style-name="P34">O Git não suporta commits em vários branches.</text:p>
        </text:list-item>
        <text:list-item>
          <text:p text:style-name="P34">O comando git stash retorna o repositório ao HEAD.</text:p>
        </text:list-item>
        <text:list-item>
          <text:p text:style-name="P34">O comando git checkout é utilizado para desfazer alterações, mesmo que o arquivo tenha sido adicionado na staged area.</text:p>
        </text:list-item>
        <text:list-item>
          <text:p text:style-name="P34">Use git merge quando quiser gravar o estado atual do diretório de trabalho e do índice, mas quiser voltar para um diretório de trabalho limpo.</text:p>
        </text:list-item>
        <text:list-item>
          <text:p text:style-name="P34">O comando git add armazena o conteúdo atual do índice em um novo commit junto com uma mensagem de log do usuário descrevendo as alterações.</text:p>
        </text:list-item>
      </text:list>
      <text:p text:style-name="P19"/>
      <text:p text:style-name="P14"><text:span text:style-name="T4">Resposta: </text:span><text:span text:style-name="T3">Letra </text:span><text:span text:style-name="T5">A</text:span></text:p>
      <text:p text:style-name="P10">Comentários</text:p>
      <text:p text:style-name="P16"/>
      <text:p text:style-name="P22">O comando git checkout baixa o que está no remoto, sobrescrevendo as modificações na working area. Ou seja, reverte as alterações que ainda <text:span text:style-name="T10">não estão na staging area</text:span> para a última versão conhecida (comitada).</text:p>
      <text:p text:style-name="P23">Letra está com cara de git commit, já que o git add apenas adiciona o arquivo/modificações na staging area, indicando que estas alterações estão prontas para serem comitadas.</text:p>
      <text:p text:style-name="P27"/>
      <text:p text:style-name="P35">Ano: 2022 Banca: FGV Órgão: TRT - 13ª Região (PB) Prova: FGV - 2022 - TRT - 13ª Região (PB) - Técnico Judiciário - Tecnologia da Informação</text:p>
      <text:p text:style-name="P27"/>
      <text:p text:style-name="P27">O Git é um sistema de controle de versões distribuído comumente utilizado no desenvolvimento de software. O comando do Git que pode ser utilizado para baixar o código-fonte existente de um repositório remoto é </text:p>
      <text:p text:style-name="P27"/>
      <text:list xml:id="list404766794" text:style-name="L16">
        <text:list-item>
          <text:p text:style-name="P29">add.</text:p>
        </text:list-item>
        <text:list-item>
          <text:p text:style-name="P29"><text:span text:style-name="T11">c</text:span>heckout.</text:p>
        </text:list-item>
        <text:list-item>
          <text:p text:style-name="P29"><text:span text:style-name="T11">c</text:span>lone.</text:p>
        </text:list-item>
        <text:list-item>
          <text:p text:style-name="P29"><text:span text:style-name="T11">r</text:span>emote.</text:p>
        </text:list-item>
        <text:list-item>
          <text:p text:style-name="P29">Status.</text:p>
        </text:list-item>
      </text:list>
      <text:p text:style-name="P30"/>
      <text:p text:style-name="P30"><text:span text:style-name="T4">Resposta: </text:span><text:span text:style-name="T3">Letra </text:span><text:span text:style-name="T6">C</text:span></text:p>
      <text:p text:style-name="P37">Comentários</text:p>
      <text:p text:style-name="P39"/>
      <text:p text:style-name="P32">O comando git checkout baixa o que está no remoto, sobrescrevendo as modificações na working area. Ou seja, reverte as alterações que ainda <text:span text:style-name="T10">não estão na staging area</text:span> para a última versão conhecida (comitada).</text:p>
      <text:p text:style-name="P38"><text:span text:style-name="T11">Para baixar um código-fonte existente, ou seja, baixar tudo pela primeira vez, usa-se o git clone, sendo o git checkout usado depois que já tem o projeto na máquina.</text:span></text:p>
      <text:p text:style-name="P38"/>
      <text:p text:style-name="P36">___________________________________________________________________________________</text:p>
      <text:p text:style-name="P15"/>
      <text:p text:style-name="P2"><text:soft-page-break/></text:p>
      <text:p text:style-name="P24"/>
      <text:p text:style-name="P13"/>
      <text:p text:style-name="P28"><text:span text:style-name="T4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37:43.298123202</meta:creation-date>
    <dc:date>2023-01-25T18:24:10.978138121</dc:date>
    <meta:editing-duration>PT3H9M38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666" meta:character-count="4127" meta:non-whitespace-character-count="3519"/>
  </office:meta>
</office:document-meta>
</file>